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orphans="2" fo:widows="2"/>
      <style:text-properties fo:font-variant="normal" fo:text-transform="none" fo:color="#555555" style:font-name="Helvetica Neue" fo:font-size="10.5pt" fo:letter-spacing="normal" fo:font-style="normal" fo:font-weight="normal" officeooo:paragraph-rsid="001efd2d"/>
    </style:style>
    <style:style style:name="T1" style:family="text">
      <style:text-properties officeooo:rsid="001efd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ient Requirements</text:p>
      <text:p text:style-name="Text_20_body"/>
      <text:p text:style-name="Text_20_body"/>
      <text:list xml:id="list4185069247" text:style-name="L1">
        <text:list-item>
          <text:p text:style-name="P1">Responsiveness</text:p>
        </text:list-item>
        <text:list-item>
          <text:p text:style-name="P1">Hover </text:p>
        </text:list-item>
        <text:list-item>
          <text:p text:style-name="P1">Same as psd</text:p>
        </text:list-item>
        <text:list-item>
          <text:p text:style-name="P1">1100px</text:p>
        </text:list-item>
        <text:list-item>
          <text:p text:style-name="P1">and the middle part "how it works" - i need the background to be changed to white and images changed too like html 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2:23:34.318388949</meta:creation-date>
    <dc:date>2018-11-25T12:26:33.946142835</dc:date>
    <meta:editing-duration>PT3M</meta:editing-duration>
    <meta:editing-cycles>1</meta:editing-cycles>
    <meta:document-statistic meta:table-count="0" meta:image-count="0" meta:object-count="0" meta:page-count="1" meta:paragraph-count="6" meta:word-count="37" meta:character-count="185" meta:non-whitespace-character-count="158"/>
    <meta:generator>LibreOffice/6.0.6.2$Linux_X86_64 LibreOffice_project/00m0$Build-2</meta:generator>
  </office:meta>
</office:document-meta>
</file>